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6c7d0"/>
    </style:style>
    <style:style style:name="P2" style:family="paragraph" style:parent-style-name="Table_20_Contents">
      <style:text-properties style:font-name="Times New Roman" fo:font-weight="bold" officeooo:rsid="001a75a1" officeooo:paragraph-rsid="0006c7d0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6c7d0"/>
    </style:style>
    <style:style style:name="P4" style:family="paragraph" style:parent-style-name="Table_20_Contents">
      <style:text-properties style:font-name="Times New Roman" fo:font-size="10pt" officeooo:rsid="001a75a1" officeooo:paragraph-rsid="0006c7d0" style:font-size-asian="10pt" style:font-size-complex="10pt"/>
    </style:style>
    <style:style style:name="P5" style:family="paragraph" style:parent-style-name="Table_20_Contents">
      <style:text-properties style:font-name="Times New Roman" officeooo:paragraph-rsid="0006c7d0"/>
    </style:style>
    <style:style style:name="P6" style:family="paragraph" style:parent-style-name="Table_20_Contents">
      <style:text-properties style:font-name="Times New Roman" officeooo:rsid="0006c7d0" officeooo:paragraph-rsid="0006c7d0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rsid="0006c7d0" officeooo:paragraph-rsid="0006c7d0"/>
    </style:style>
    <style:style style:name="T1" style:family="text">
      <style:text-properties officeooo:rsid="0007a783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www.youtube.com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lware <text:span text:style-name="T1">Development and Analysis</text:span></text:p>
      <table:table table:name="Table1" table:style-name="Table1">
        <table:table-column table:style-name="Table1.A"/>
        <table:table-column table:style-name="Table1.B"/>
        <table:table-row table:style-name="TableLine2083322976960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2083322986752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20833229794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20833229954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7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3760">
          <table:table-cell table:style-name="Table1.A1" office:value-type="string">
            <text:p text:style-name="P6">Freecodecamp.org</text:p>
            <text:p text:style-name="P6">techwithtim</text:p>
            <text:p text:style-name="Table_20_Contents">Create a Keylogger with Python - Tutorial</text:p>
          </table:table-cell>
          <table:table-cell table:style-name="Table1.A1" office:value-type="string">
            <text:p text:style-name="P5">https://youtu.be/TbMKwl11itQ</text:p>
          </table:table-cell>
        </table:table-row>
        <table:table-row table:style-name="TableLine2083322990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51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49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796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30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26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72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35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59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04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78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94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24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1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81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08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38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02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56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57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53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40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21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83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86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51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40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9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104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89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62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45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97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02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43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911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64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18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20833229829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20833229807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37:00.405000000</meta:creation-date>
    <dc:date>2021-08-19T04:37:38.111000000</dc:date>
    <meta:editing-duration>PT2M52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9" meta:word-count="22" meta:character-count="173" meta:non-whitespace-character-count="160"/>
  </office:meta>
</office:document-meta>
</file>